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he Starter Store for Curated Merchandise - Basic Package</text:h>
      <text:p text:style-name="Text_20_body">The Starter Store is a mobile-friendly, Single Page Application and e-commerce store for selling curated merchandise to the next generation of online shoppers and online sellers.</text:p>
      <text:p text:style-name="Text_20_body">The Basic Package provides sellers with a template around which your store is built. It includes,</text:p>
      <text:list xml:id="list194582207" text:style-name="L1">
        <text:list-item>
          <text:p text:style-name="P3">A free domain for 1 year </text:p>
        </text:list-item>
        <text:list-item>
          <text:p text:style-name="P3">20 Products setup for you. You just send us the content </text:p>
        </text:list-item>
        <text:list-item>
          <text:p text:style-name="P3">1 GB of storage for product photo's, text and media </text:p>
        </text:list-item>
        <text:list-item>
          <text:p text:style-name="P3">25 Email Accounts </text:p>
        </text:list-item>
        <text:list-item>
          <text:p text:style-name="P3">Risk-Free 7 Day money-back guarantee </text:p>
        </text:list-item>
        <text:list-item>
          <text:p text:style-name="P3">Limited Support, with a personal response in less than 24 hours. </text:p>
        </text:list-item>
        <text:list-item>
          <text:p text:style-name="P3">Built-in payment gateway Paypal also accepts major credit/debit cards </text:p>
        </text:list-item>
        <text:list-item>
          <text:p text:style-name="P3">No additional per-transaction fee's </text:p>
        </text:list-item>
        <text:list-item>
          <text:p text:style-name="P3">Scalable - hire us to build new features into your store </text:p>
        </text:list-item>
        <text:list-item>
          <text:p text:style-name="P1">Secure - You don't need to worry about hosting, backups and security. You get to just focus on selling and let us take care of the technical details. </text:p>
        </text:list-item>
      </text:list>
      <text:p text:style-name="Text_20_body">Visit <text:a xlink:type="simple" xlink:href="https://rabbitmacht.co.za/the-starter-store/" text:style-name="Internet_20_link" text:visited-style-name="Visited_20_Internet_20_Link">The Starter Store Page</text:a> for a more comprehensive overview of its features</text:p>
      <text:h text:style-name="Heading_20_3" text:outline-level="3">Terms and Conditions</text:h>
      <text:p text:style-name="Text_20_body">By Utilizing this product you agree to RABBITMACHT's</text:p>
      <text:list xml:id="list699103020" text:style-name="L2">
        <text:list-item>
          <text:p text:style-name="P4"><text:a xlink:type="simple" xlink:href="https://rabbitmacht.co.za/privacy-policy/" office:target-frame-name="_blank" xlink:show="new" text:style-name="Internet_20_link" text:visited-style-name="Visited_20_Internet_20_Link">Privacy Policy</text:a> </text:p>
        </text:list-item>
        <text:list-item>
          <text:p text:style-name="P2"><text:a xlink:type="simple" xlink:href="https://rabbitmacht.co.za/end-user-license-agreement/" office:target-frame-name="_blank" xlink:show="new" text:style-name="Internet_20_link" text:visited-style-name="Visited_20_Internet_20_Link">End-User License Agreement</text:a> </text:p>
        </text:list-item>
      </text:list>
      <text:p text:style-name="Text_20_body">Please read through each document and contact customer services if you have any queri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15:53:31.977000000</meta:creation-date>
    <meta:editing-duration>PT26S</meta:editing-duration>
    <meta:editing-cycles>2</meta:editing-cycles>
    <meta:generator>LibreOffice/6.4.6.2$Windows_X86_64 LibreOffice_project/0ce51a4fd21bff07a5c061082cc82c5ed232f115</meta:generator>
    <dc:date>2022-03-09T15:54:23.112000000</dc:date>
    <meta:document-statistic meta:table-count="0" meta:image-count="0" meta:object-count="0" meta:page-count="1" meta:paragraph-count="19" meta:word-count="204" meta:character-count="1190" meta:non-whitespace-character-count="1005"/>
  </office:meta>
</office:document-meta>
</file>